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9c39" officeooo:paragraph-rsid="00179c39"/>
    </style:style>
    <style:style style:name="P2" style:family="paragraph" style:parent-style-name="Standard">
      <style:text-properties officeooo:rsid="00179c39" officeooo:paragraph-rsid="0018d3ac"/>
    </style:style>
    <style:style style:name="P3" style:family="paragraph" style:parent-style-name="Standard">
      <style:text-properties officeooo:rsid="00179c39" officeooo:paragraph-rsid="00179c39"/>
    </style:style>
    <style:style style:name="P4" style:family="paragraph" style:parent-style-name="Standard">
      <style:text-properties officeooo:rsid="000e62cf" officeooo:paragraph-rsid="001b2ce5"/>
    </style:style>
    <style:style style:name="T1" style:family="text">
      <style:text-properties officeooo:rsid="0018d3ac"/>
    </style:style>
    <style:style style:name="T2" style:family="text">
      <style:text-properties officeooo:rsid="000e62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Give me an score and I’m gonna just use it as a hyperparam</text:span></text:p>
      <text:p text:style-name="P1"><text:a xlink:type="simple" xlink:href="https://www.youtube.com/watch?v=CKj6pBTPYKY" text:style-name="Internet_20_link" text:visited-style-name="Visited_20_Internet_20_Link"/></text:p>
      <text:p text:style-name="P1"><text:a xlink:type="simple" xlink:href="https://www.youtube.com/watch?v=CKj6pBTPYKY" text:style-name="Internet_20_link" text:visited-style-name="Visited_20_Internet_20_Link">https://www.youtube.com/watch?v=CKj6pBTPYKY</text:a></text:p>
      <text:p text:style-name="P1"/>
      <text:p text:style-name="P2">좌우반전 : <text:span text:style-name="T1">https://www.youtube.com/watch?v=8oqCwz3C1k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7:14:41.823890264</meta:creation-date>
    <dc:date>2017-03-03T15:02:55.735080679</dc:date>
    <meta:editing-duration>PT1M3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20" meta:character-count="151" meta:non-whitespace-character-count="137"/>
  </office:meta>
</office:document-meta>
</file>